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style:text-underline-style="solid" style:text-underline-width="auto" style:text-underline-color="font-color" officeooo:rsid="0009f2ad" officeooo:paragraph-rsid="0009f2ad"/>
    </style:style>
    <style:style style:name="P2" style:family="paragraph" style:parent-style-name="Text_20_body">
      <style:text-properties style:font-name="Liberation Sans" style:text-underline-style="solid" style:text-underline-width="auto" style:text-underline-color="font-color" officeooo:rsid="0014ccea" officeooo:paragraph-rsid="0014ccea"/>
    </style:style>
    <style:style style:name="P3" style:family="paragraph" style:parent-style-name="Text_20_body">
      <style:text-properties style:font-name="Liberation Sans" officeooo:rsid="0068301b" officeooo:paragraph-rsid="0068301b" style:font-name-asian="Noto Sans CJK SC Regular" style:font-name-complex="Lohit Devanagari"/>
    </style:style>
    <style:style style:name="P4" style:family="paragraph" style:parent-style-name="Text_20_body">
      <style:text-properties style:font-name="Liberation Sans" officeooo:rsid="00689fa1" officeooo:paragraph-rsid="00689fa1" style:font-name-asian="Noto Sans CJK SC Regular" style:font-name-complex="Lohit Devanagari"/>
    </style:style>
    <style:style style:name="P5" style:family="paragraph" style:parent-style-name="Text_20_body">
      <style:text-properties style:font-name="Liberation Sans" officeooo:rsid="006b2667" officeooo:paragraph-rsid="0071f4cf"/>
    </style:style>
    <style:style style:name="P6" style:family="paragraph" style:parent-style-name="Text_20_body">
      <style:text-properties style:font-name="Liberation Sans" officeooo:rsid="00772a27" officeooo:paragraph-rsid="00772a27"/>
    </style:style>
    <style:style style:name="P7" style:family="paragraph" style:parent-style-name="Text_20_body">
      <style:text-properties style:font-name="Liberation Sans" officeooo:rsid="007435d2" officeooo:paragraph-rsid="007435d2"/>
    </style:style>
    <style:style style:name="P8" style:family="paragraph" style:parent-style-name="Text_20_body">
      <style:text-properties style:font-name="Liberation Sans" officeooo:paragraph-rsid="00663546"/>
    </style:style>
    <style:style style:name="P9" style:family="paragraph" style:parent-style-name="Text_20_body">
      <style:text-properties style:font-name="Liberation Sans" officeooo:rsid="00664b67" officeooo:paragraph-rsid="00663546"/>
    </style:style>
    <style:style style:name="P10" style:family="paragraph" style:parent-style-name="Heading_20_1">
      <style:text-properties style:font-name="Liberation Sans" officeooo:rsid="0007a7f8" officeooo:paragraph-rsid="0009f2ad"/>
    </style:style>
    <style:style style:name="P11" style:family="paragraph" style:parent-style-name="Heading_20_1">
      <style:text-properties style:font-name="Liberation Sans" style:text-underline-style="none" officeooo:rsid="000e1d48" officeooo:paragraph-rsid="000d30a8"/>
    </style:style>
    <style:style style:name="P12" style:family="paragraph" style:parent-style-name="Heading_20_3">
      <style:text-properties style:font-name="Liberation Sans" officeooo:rsid="000d30a8" officeooo:paragraph-rsid="000d30a8"/>
    </style:style>
    <style:style style:name="P13" style:family="paragraph" style:parent-style-name="Heading_20_3">
      <style:text-properties style:font-name="Liberation Sans" officeooo:rsid="003b96ba" officeooo:paragraph-rsid="0071f4cf"/>
    </style:style>
    <style:style style:name="P14" style:family="paragraph" style:parent-style-name="Heading_20_3">
      <style:text-properties style:font-name="Liberation Sans" officeooo:paragraph-rsid="0071f4cf"/>
    </style:style>
    <style:style style:name="P15" style:family="paragraph" style:parent-style-name="Heading_20_3">
      <style:text-properties style:font-name="Liberation Sans" officeooo:paragraph-rsid="006e1b22"/>
    </style:style>
    <style:style style:name="P16" style:family="paragraph" style:parent-style-name="Heading_20_3">
      <style:text-properties style:font-name="Liberation Sans" officeooo:rsid="00663546" officeooo:paragraph-rsid="00663546"/>
    </style:style>
    <style:style style:name="P17" style:family="paragraph" style:parent-style-name="Heading_20_3">
      <style:text-properties officeooo:rsid="007eaafe" officeooo:paragraph-rsid="007eaafe"/>
    </style:style>
    <style:style style:name="P18" style:family="paragraph" style:parent-style-name="Text_20_body" style:list-style-name="L1">
      <style:text-properties style:font-name="Liberation Sans" style:text-underline-style="none" officeooo:rsid="00609401" officeooo:paragraph-rsid="00609401"/>
    </style:style>
    <style:style style:name="P19" style:family="paragraph" style:parent-style-name="Text_20_body" style:list-style-name="L1">
      <style:text-properties style:font-name="Liberation Sans" style:text-underline-style="none" officeooo:rsid="0064ab8b" officeooo:paragraph-rsid="0064ab8b"/>
    </style:style>
    <style:style style:name="P20" style:family="paragraph" style:parent-style-name="Text_20_body" style:list-style-name="L2">
      <style:text-properties style:font-name="Liberation Sans" style:text-underline-style="none" officeooo:rsid="0009f2ad" officeooo:paragraph-rsid="00609401"/>
    </style:style>
    <style:style style:name="P21" style:family="paragraph" style:parent-style-name="Text_20_body" style:list-style-name="L2">
      <style:text-properties style:font-name="Liberation Sans" style:text-underline-style="none" officeooo:rsid="006d7b82" officeooo:paragraph-rsid="006d7b82"/>
    </style:style>
    <style:style style:name="P22" style:family="paragraph" style:parent-style-name="Text_20_body" style:list-style-name="L3">
      <style:text-properties style:font-name="Liberation Sans" fo:font-weight="normal" officeooo:rsid="00689fa1" officeooo:paragraph-rsid="00689fa1" style:font-name-asian="Noto Sans CJK SC Regular" style:font-weight-asian="normal" style:font-name-complex="Lohit Devanagari" style:font-weight-complex="normal"/>
    </style:style>
    <style:style style:name="P23" style:family="paragraph" style:parent-style-name="Text_20_body">
      <style:text-properties style:font-name="Liberation Sans" officeooo:paragraph-rsid="00789908"/>
    </style:style>
    <style:style style:name="P24" style:family="paragraph" style:parent-style-name="Text_20_body">
      <style:text-properties officeooo:paragraph-rsid="007eaafe"/>
    </style:style>
    <style:style style:name="T1" style:family="text">
      <style:text-properties style:text-underline-style="none"/>
    </style:style>
    <style:style style:name="T2" style:family="text">
      <style:text-properties officeooo:rsid="003b96ba"/>
    </style:style>
    <style:style style:name="T3" style:family="text">
      <style:text-properties officeooo:rsid="004a048c"/>
    </style:style>
    <style:style style:name="T4" style:family="text">
      <style:text-properties officeooo:rsid="004b29d1"/>
    </style:style>
    <style:style style:name="T5" style:family="text">
      <style:text-properties officeooo:rsid="00625e00"/>
    </style:style>
    <style:style style:name="T6" style:family="text">
      <style:text-properties officeooo:rsid="00689fa1"/>
    </style:style>
    <style:style style:name="T7" style:family="text">
      <style:text-properties fo:font-weight="bold" officeooo:rsid="00689fa1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689fa1" style:font-weight-asian="normal" style:font-weight-complex="normal"/>
    </style:style>
    <style:style style:name="T10" style:family="text">
      <style:text-properties officeooo:rsid="006bc69c"/>
    </style:style>
    <style:style style:name="T11" style:family="text">
      <style:text-properties officeooo:rsid="006e1b22"/>
    </style:style>
    <style:style style:name="T12" style:family="text">
      <style:text-properties officeooo:rsid="00789908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officeooo:rsid="00789908"/>
    </style:style>
    <style:style style:name="T15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16" style:family="text">
      <style:text-properties fo:font-size="16.1499996185303pt" fo:font-weight="bold" officeooo:rsid="0071f4cf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7" style:family="text">
      <style:text-properties fo:font-size="16.1499996185303pt" fo:font-weight="bold" officeooo:rsid="0072477c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8" style:family="text">
      <style:text-properties fo:font-size="16.1499996185303pt" fo:font-weight="bold" officeooo:rsid="006e1b22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officeooo:rsid="007eaa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Programmes</text:h>
      <text:p text:style-name="P1">Connaissances<text:span text:style-name="T1"> :</text:span></text:p>
      <text:list xml:id="list2883856674" text:style-name="L1">
        <text:list-item>
          <text:p text:style-name="P18">Notion d’expression littérale</text:p>
        </text:list-item>
        <text:list-item>
          <text:p text:style-name="P18">Notion de variable, <text:span text:style-name="T5">d’inconnue</text:span></text:p>
        </text:list-item>
        <text:list-item>
          <text:p text:style-name="P19">Faire le lien avec la proportionnalité</text:p>
        </text:list-item>
      </text:list>
      <text:p text:style-name="P2">Compétences<text:span text:style-name="T1"> :</text:span></text:p>
      <text:list xml:id="list1431558381" text:style-name="L2">
        <text:list-item>
          <text:p text:style-name="P20">Développer et factoriser des expressions algébriques dans des cas très simples.</text:p>
        </text:list-item>
        <text:list-item>
          <text:p text:style-name="P20">Utiliser le calcul littéral pour prouver un résultat général, pour valider ou réfuter une conjecture.</text:p>
        </text:list-item>
        <text:list-item>
          <text:p text:style-name="P21">Mettre en place un programme de calcul.</text:p>
        </text:list-item>
      </text:list>
      <text:h text:style-name="P11" text:outline-level="1">Séances</text:h>
      <text:h text:style-name="P12" text:outline-level="3">Séance 1 : <text:span text:style-name="T4">I</text:span><text:span text:style-name="T3">ntroduction</text:span></text:h>
      <text:p text:style-name="P3">Activité d’introduction : <text:span text:style-name="T6">introduit la nécessité de variables </text:span><text:span text:style-name="T7">brèves</text:span><text:span text:style-name="T9">.</text:span></text:p>
      <text:p text:style-name="P4"><text:span text:style-name="T13">Cours </text:span><text:span text:style-name="T8">: </text:span></text:p>
      <text:list xml:id="list1465768501" text:style-name="L3">
        <text:list-item>
          <text:p text:style-name="P22">Définition d’une expression littérale</text:p>
        </text:list-item>
        <text:list-item>
          <text:p text:style-name="P22">Simplification d’écriture (enlever le signe ×)</text:p>
        </text:list-item>
        <text:list-item>
          <text:p text:style-name="P22">Définition : développer, factoriser.</text:p>
        </text:list-item>
      </text:list>
      <text:h text:style-name="P13" text:outline-level="3">Séance 2 : <text:span text:style-name="T10">Manipuler des variables, écrire une expression littérale</text:span></text:h>
      <text:p text:style-name="P5">Activité : les deux nombres.</text:p>
      <text:h text:style-name="P14" text:outline-level="3"><text:span text:style-name="T2">Séance 2 : </text:span><text:span text:style-name="T16">Exercices de remplacement d’une variable </text:span><text:span text:style-name="T17">par une valeur</text:span></text:h>
      <text:p text:style-name="P6">Programmes de calcul.</text:p>
      <text:p text:style-name="P23"><text:span text:style-name="T14">Cours </text:span><text:span text:style-name="T12">: </text:span><text:span text:style-name="T15">Utilisation d’une expression littérale</text:span></text:p>
      <text:h text:style-name="P17" text:outline-level="3">Séance 3 : ??</text:h>
      <text:p text:style-name="P24">??</text:p>
      <text:h text:style-name="P15" text:outline-level="3"><text:soft-page-break/><text:span text:style-name="T2">Séance </text:span><text:span text:style-name="T19">4 ?</text:span><text:span text:style-name="T2"> : </text:span><text:span text:style-name="T18">Visualisation de la factorisation et du développement</text:span></text:h>
      <text:p text:style-name="P7">Utiliser un support physique (rectangles mis ensemble).</text:p>
      <text:h text:style-name="P16" text:outline-level="3">Séance ?? : Les carrés bordés ??</text:h>
      <text:p text:style-name="P8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4-05T15:08:07.661964837</dc:date>
    <meta:editing-duration>PT7H35M36S</meta:editing-duration>
    <meta:editing-cycles>89</meta:editing-cycles>
    <meta:document-statistic meta:table-count="0" meta:image-count="0" meta:object-count="0" meta:page-count="2" meta:paragraph-count="26" meta:word-count="155" meta:character-count="985" meta:non-whitespace-character-count="864"/>
  </office:meta>
</office:document-meta>
</file>